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amma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T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Value(Hex)</text:p>
          </table:table-cell>
          <table:table-cell office:value-type="string" calcext:value-type="string">
            <text:p>Value(Bin)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formula="of:=POWER((([.B3]*16)/256);[.$A$3])*[.$A$5]" office:value-type="float" office:value="0" calcext:value-type="float">
            <text:p>0</text:p>
          </table:table-cell>
          <table:table-cell table:formula="of:=DEC2HEX([.C3];4)" office:value-type="string" office:string-value="0000" calcext:value-type="string">
            <text:p>0000</text:p>
          </table:table-cell>
          <table:table-cell table:formula="of:=DEC2BIN([.C3];10)" office:value-type="string" office:string-value="0000000000" calcext:value-type="string">
            <text:p>00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ax</text:p>
          </table:table-cell>
          <table:table-cell office:value-type="float" office:value="1" calcext:value-type="float">
            <text:p>1</text:p>
          </table:table-cell>
          <table:table-cell table:formula="of:=POWER((([.B4]*16)/256);[.$A$3])*[.$A$5]" office:value-type="float" office:value="1.14869835499703" calcext:value-type="float">
            <text:p>1</text:p>
          </table:table-cell>
          <table:table-cell table:formula="of:=DEC2HEX([.C4];4)" office:value-type="string" office:string-value="0001" calcext:value-type="string">
            <text:p>0001</text:p>
          </table:table-cell>
          <table:table-cell table:formula="of:=DEC2BIN([.C4];10)" office:value-type="string" office:string-value="0000000001" calcext:value-type="string">
            <text:p>0000000001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formula="of:=POWER((([.B5]*16)/256);[.$A$3])*[.$A$5]" office:value-type="float" office:value="5.27803164309158" calcext:value-type="float">
            <text:p>5</text:p>
          </table:table-cell>
          <table:table-cell table:formula="of:=DEC2HEX([.C5];4)" office:value-type="string" office:string-value="0005" calcext:value-type="string">
            <text:p>0005</text:p>
          </table:table-cell>
          <table:table-cell table:formula="of:=DEC2BIN([.C5];10)" office:value-type="string" office:string-value="0000000101" calcext:value-type="string">
            <text:p>0000000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POWER((([.B6]*16)/256);[.$A$3])*[.$A$5]" office:value-type="float" office:value="12.8787217299473" calcext:value-type="float">
            <text:p>13</text:p>
          </table:table-cell>
          <table:table-cell table:formula="of:=DEC2HEX([.C6];4)" office:value-type="string" office:string-value="000C" calcext:value-type="string">
            <text:p>000C</text:p>
          </table:table-cell>
          <table:table-cell table:formula="of:=DEC2BIN([.C6];10)" office:value-type="string" office:string-value="0000001100" calcext:value-type="string">
            <text:p>0000001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POWER((([.B7]*16)/256);[.$A$3])*[.$A$5]" office:value-type="float" office:value="24.2514650641664" calcext:value-type="float">
            <text:p>24</text:p>
          </table:table-cell>
          <table:table-cell table:formula="of:=DEC2HEX([.C7];4)" office:value-type="string" office:string-value="0018" calcext:value-type="string">
            <text:p>0018</text:p>
          </table:table-cell>
          <table:table-cell table:formula="of:=DEC2BIN([.C7];10)" office:value-type="string" office:string-value="0000011000" calcext:value-type="string">
            <text:p>0000011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POWER((([.B8]*16)/256);[.$A$3])*[.$A$5]" office:value-type="float" office:value="39.6223298115278" calcext:value-type="float">
            <text:p>40</text:p>
          </table:table-cell>
          <table:table-cell table:formula="of:=DEC2HEX([.C8];4)" office:value-type="string" office:string-value="0027" calcext:value-type="string">
            <text:p>0027</text:p>
          </table:table-cell>
          <table:table-cell table:formula="of:=DEC2BIN([.C8];10)" office:value-type="string" office:string-value="0000100111" calcext:value-type="string">
            <text:p>0000100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POWER((([.B9]*16)/256);[.$A$3])*[.$A$5]" office:value-type="float" office:value="59.1750658626201" calcext:value-type="float">
            <text:p>59</text:p>
          </table:table-cell>
          <table:table-cell table:formula="of:=DEC2HEX([.C9];4)" office:value-type="string" office:string-value="003B" calcext:value-type="string">
            <text:p>003B</text:p>
          </table:table-cell>
          <table:table-cell table:formula="of:=DEC2BIN([.C9];10)" office:value-type="string" office:string-value="0000111011" calcext:value-type="string">
            <text:p>0000111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POWER((([.B10]*16)/256);[.$A$3])*[.$A$5]" office:value-type="float" office:value="83.0656919505493" calcext:value-type="float">
            <text:p>83</text:p>
          </table:table-cell>
          <table:table-cell table:formula="of:=DEC2HEX([.C10];4)" office:value-type="string" office:string-value="0053" calcext:value-type="string">
            <text:p>0053</text:p>
          </table:table-cell>
          <table:table-cell table:formula="of:=DEC2BIN([.C10];10)" office:value-type="string" office:string-value="0001010011" calcext:value-type="string">
            <text:p>000101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POWER((([.B11]*16)/256);[.$A$3])*[.$A$5]" office:value-type="float" office:value="111.430472101904" calcext:value-type="float">
            <text:p>111</text:p>
          </table:table-cell>
          <table:table-cell table:formula="of:=DEC2HEX([.C11];4)" office:value-type="string" office:string-value="006F" calcext:value-type="string">
            <text:p>006F</text:p>
          </table:table-cell>
          <table:table-cell table:formula="of:=DEC2BIN([.C11];10)" office:value-type="string" office:string-value="0001101111" calcext:value-type="string">
            <text:p>0001101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POWER((([.B12]*16)/256);[.$A$3])*[.$A$5]" office:value-type="float" office:value="144.390799095246" calcext:value-type="float">
            <text:p>144</text:p>
          </table:table-cell>
          <table:table-cell table:formula="of:=DEC2HEX([.C12];4)" office:value-type="string" office:string-value="0090" calcext:value-type="string">
            <text:p>0090</text:p>
          </table:table-cell>
          <table:table-cell table:formula="of:=DEC2BIN([.C12];10)" office:value-type="string" office:string-value="0010010000" calcext:value-type="string">
            <text:p>001001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POWER((([.B13]*16)/256);[.$A$3])*[.$A$5]" office:value-type="float" office:value="182.056420302608" calcext:value-type="float">
            <text:p>182</text:p>
          </table:table-cell>
          <table:table-cell table:formula="of:=DEC2HEX([.C13];4)" office:value-type="string" office:string-value="00B6" calcext:value-type="string">
            <text:p>00B6</text:p>
          </table:table-cell>
          <table:table-cell table:formula="of:=DEC2BIN([.C13];10)" office:value-type="string" office:string-value="0010110110" calcext:value-type="string">
            <text:p>00101101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POWER((([.B14]*16)/256);[.$A$3])*[.$A$5]" office:value-type="float" office:value="224.527689087228" calcext:value-type="float">
            <text:p>225</text:p>
          </table:table-cell>
          <table:table-cell table:formula="of:=DEC2HEX([.C14];4)" office:value-type="string" office:string-value="00E0" calcext:value-type="string">
            <text:p>00E0</text:p>
          </table:table-cell>
          <table:table-cell table:formula="of:=DEC2BIN([.C14];10)" office:value-type="string" office:string-value="0011100000" calcext:value-type="string">
            <text:p>001110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POWER((([.B15]*16)/256);[.$A$3])*[.$A$5]" office:value-type="float" office:value="271.897203252932" calcext:value-type="float">
            <text:p>272</text:p>
          </table:table-cell>
          <table:table-cell table:formula="of:=DEC2HEX([.C15];4)" office:value-type="string" office:string-value="010F" calcext:value-type="string">
            <text:p>010F</text:p>
          </table:table-cell>
          <table:table-cell table:formula="of:=DEC2BIN([.C15];10)" office:value-type="string" office:string-value="0100001111" calcext:value-type="string">
            <text:p>0100001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POWER((([.B16]*16)/256);[.$A$3])*[.$A$5]" office:value-type="float" office:value="324.251037384677" calcext:value-type="float">
            <text:p>324</text:p>
          </table:table-cell>
          <table:table-cell table:formula="of:=DEC2HEX([.C16];4)" office:value-type="string" office:string-value="0144" calcext:value-type="string">
            <text:p>0144</text:p>
          </table:table-cell>
          <table:table-cell table:formula="of:=DEC2BIN([.C16];10)" office:value-type="string" office:string-value="0101000100" calcext:value-type="string">
            <text:p>0101000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POWER((([.B17]*16)/256);[.$A$3])*[.$A$5]" office:value-type="float" office:value="381.669694801146" calcext:value-type="float">
            <text:p>382</text:p>
          </table:table-cell>
          <table:table-cell table:formula="of:=DEC2HEX([.C17];4)" office:value-type="string" office:string-value="017D" calcext:value-type="string">
            <text:p>017D</text:p>
          </table:table-cell>
          <table:table-cell table:formula="of:=DEC2BIN([.C17];10)" office:value-type="string" office:string-value="0101111101" calcext:value-type="string">
            <text:p>0101111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POWER((([.B18]*16)/256);[.$A$3])*[.$A$5]" office:value-type="float" office:value="444.228859312834" calcext:value-type="float">
            <text:p>444</text:p>
          </table:table-cell>
          <table:table-cell table:formula="of:=DEC2HEX([.C18];4)" office:value-type="string" office:string-value="01BC" calcext:value-type="string">
            <text:p>01BC</text:p>
          </table:table-cell>
          <table:table-cell table:formula="of:=DEC2BIN([.C18];10)" office:value-type="string" office:string-value="0110111100" calcext:value-type="string">
            <text:p>0110111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formula="of:=DEC2HEX([.C19];4)" office:value-type="string" office:string-value="0200" calcext:value-type="string">
            <text:p>0200</text:p>
          </table:table-cell>
          <table:table-cell table:formula="of:=DEC2BIN([.C19];10)" office:value-type="string" office:string-value="" calcext:value-type="error">
            <text:p>Err:50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7:07:59.787700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2:20:08.687064093</meta:creation-date>
    <dc:date>2016-09-07T18:11:45.780638262</dc:date>
    <meta:editing-duration>PT1H11M32S</meta:editing-duration>
    <meta:editing-cycles>3</meta:editing-cycles>
    <meta:generator>LibreOffice/5.1.4.2$Linux_X86_64 LibreOffice_project/10m0$Build-2</meta:generator>
    <meta:document-statistic meta:table-count="1" meta:cell-count="79" meta:object-count="0"/>
  </office:meta>
</office:document-meta>
</file>